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2025-11-18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1384" calcext:value-type="float">
            <text:p>59.8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2025-07-31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6416" calcext:value-type="float">
            <text:p>59.7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2025-04-29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412" calcext:value-type="float">
            <text:p>59.6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2025-02-03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2408" calcext:value-type="float">
            <text:p>59.6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2024-10-31 1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3264" calcext:value-type="float">
            <text:p>59.6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2024-08-14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1176" calcext:value-type="float">
            <text:p>59.7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2024-06-11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3264" calcext:value-type="float">
            <text:p>59.6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2024-03-15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0904" calcext:value-type="float">
            <text:p>59.8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2023-12-28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176" calcext:value-type="float">
            <text:p>59.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2023-09-18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3472" calcext:value-type="float">
            <text:p>59.7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2023-05-25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1072" calcext:value-type="float">
            <text:p>59.6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2023-01-24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844" calcext:value-type="float">
            <text:p>59.9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2022-12-01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2344" calcext:value-type="float">
            <text:p>59.9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2022-09-29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3888" calcext:value-type="float">
            <text:p>60.0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2022-06-16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1824" calcext:value-type="float">
            <text:p>59.5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2021-12-08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6144" calcext:value-type="float">
            <text:p>59.8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2021-02-08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2408" calcext:value-type="float">
            <text:p>59.6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2020-07-29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2552" calcext:value-type="float">
            <text:p>60.0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2020-02-14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4408" calcext:value-type="float">
            <text:p>60.4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2019-10-17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1804" calcext:value-type="float">
            <text:p>60.5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2019-07-09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9816" calcext:value-type="float">
            <text:p>60.2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2019-04-23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4848" calcext:value-type="float">
            <text:p>60.1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2019-01-25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2216" calcext:value-type="float">
            <text:p>60.4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2018-10-23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6704" calcext:value-type="float">
            <text:p>60.4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2018-07-27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708" calcext:value-type="float">
            <text:p>60.4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2018-04-17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64344" calcext:value-type="float">
            <text:p>60.6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2018-01-23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9792" calcext:value-type="float">
            <text:p>60.8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2017-10-17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81336" calcext:value-type="float">
            <text:p>60.9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2017-07-06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0092" calcext:value-type="float">
            <text:p>60.7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2017-05-30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9856" calcext:value-type="float">
            <text:p>60.5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2017-03-15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3048" calcext:value-type="float">
            <text:p>60.9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2016-11-28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16032" calcext:value-type="float">
            <text:p>61.2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2016-09-12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41" calcext:value-type="float">
            <text:p>61.3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2016-05-09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0688" calcext:value-type="float">
            <text:p>61.1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2016-02-10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08056" calcext:value-type="float">
            <text:p>61.4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2015-07-16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34904" calcext:value-type="float">
            <text:p>61.33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2015-06-01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576" calcext:value-type="float">
            <text:p>61.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2015-04-02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624" calcext:value-type="float">
            <text:p>61.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2014-10-28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37952" calcext:value-type="float">
            <text:p>61.3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2014-08-25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94112" calcext:value-type="float">
            <text:p>61.0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2014-06-02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1024" calcext:value-type="float">
            <text:p>60.7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2014-03-19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2944" calcext:value-type="float">
            <text:p>60.8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2013-12-16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7704" calcext:value-type="float">
            <text:p>60.8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2013-08-15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1712" calcext:value-type="float">
            <text:p>60.9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2013-05-06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712" calcext:value-type="float">
            <text:p>60.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2013-02-28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4656" calcext:value-type="float">
            <text:p>60.8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2012-11-15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2192" calcext:value-type="float">
            <text:p>60.9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2012-08-13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5032" calcext:value-type="float">
            <text:p>60.8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2012-05-17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472" calcext:value-type="float">
            <text:p>60.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2012-02-22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3384" calcext:value-type="float">
            <text:p>60.6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2011-12-14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3488" calcext:value-type="float">
            <text:p>60.6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2011-08-15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0092" calcext:value-type="float">
            <text:p>60.7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2011-05-19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0608" calcext:value-type="float">
            <text:p>60.4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2011-03-02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4032" calcext:value-type="float">
            <text:p>60.4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2010-11-10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472" calcext:value-type="float">
            <text:p>60.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2010-08-12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3552" calcext:value-type="float">
            <text:p>60.4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2010-05-11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0088" calcext:value-type="float">
            <text:p>60.1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2010-03-01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05064" calcext:value-type="float">
            <text:p>58.8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2009-12-03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512" calcext:value-type="float">
            <text:p>60.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2009-09-03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2009-05-04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4976" calcext:value-type="float">
            <text:p>59.6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2009-02-25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032" calcext:value-type="float">
            <text:p>59.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2008-10-22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824" calcext:value-type="float">
            <text:p>58.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2008-07-31 1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504" calcext:value-type="float">
            <text:p>59.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2008-05-01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1472" calcext:value-type="float">
            <text:p>59.0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2008-01-24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02" calcext:value-type="float">
            <text:p>58.7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2007-10-29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928" calcext:value-type="float">
            <text:p>59.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2007-07-25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61808" calcext:value-type="float">
            <text:p>58.66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2007-05-22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0808" calcext:value-type="float">
            <text:p>58.2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2007-02-01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1936" calcext:value-type="float">
            <text:p>58.1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2006-11-14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8616" calcext:value-type="float">
            <text:p>58.2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2006-07-12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2584" calcext:value-type="float">
            <text:p>58.0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2006-04-13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8536" calcext:value-type="float">
            <text:p>57.6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2006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27952" calcext:value-type="float">
            <text:p>57.5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2005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4632" calcext:value-type="float">
            <text:p>57.6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2005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14592" calcext:value-type="float">
            <text:p>57.3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2005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00648" calcext:value-type="float">
            <text:p>57.0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2005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6576" calcext:value-type="float">
            <text:p>57.1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200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8716" calcext:value-type="float">
            <text:p>57.2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2004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7536" calcext:value-type="float">
            <text:p>57.2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2004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048" calcext:value-type="float">
            <text:p>57.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2004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" calcext:value-type="float">
            <text:p>57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2003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5512" calcext:value-type="float">
            <text:p>57.0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2003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01816" calcext:value-type="float">
            <text:p>57.2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2003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2464" calcext:value-type="float">
            <text:p>57.0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2003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8688" calcext:value-type="float">
            <text:p>56.5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2002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7056" calcext:value-type="float">
            <text:p>57.2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2002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6912" calcext:value-type="float">
            <text:p>56.8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2002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3448" calcext:value-type="float">
            <text:p>56.5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2002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4408" calcext:value-type="float">
            <text:p>56.6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2001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564" calcext:value-type="float">
            <text:p>56.5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2001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132" calcext:value-type="float">
            <text:p>56.2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2001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9256" calcext:value-type="float">
            <text:p>55.7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2001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5352" calcext:value-type="float">
            <text:p>55.7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2000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7168" calcext:value-type="float">
            <text:p>55.8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2000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3264" calcext:value-type="float">
            <text:p>55.8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2000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076" calcext:value-type="float">
            <text:p>55.6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2000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8464" calcext:value-type="float">
            <text:p>55.5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9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2744" calcext:value-type="float">
            <text:p>55.4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9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12" calcext:value-type="float">
            <text:p>55.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9-06-29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4648" calcext:value-type="float">
            <text:p>54.7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9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9656" calcext:value-type="float">
            <text:p>55.1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9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6504" calcext:value-type="float">
            <text:p>55.0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8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596" calcext:value-type="float">
            <text:p>55.3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05376" calcext:value-type="float">
            <text:p>55.2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8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12768" calcext:value-type="float">
            <text:p>54.9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8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64" calcext:value-type="float">
            <text:p>55.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47464" calcext:value-type="float">
            <text:p>55.1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7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2056" calcext:value-type="float">
            <text:p>55.3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7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6776" calcext:value-type="float">
            <text:p>54.9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7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872" calcext:value-type="float">
            <text:p>54.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7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728" calcext:value-type="float">
            <text:p>54.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6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44" calcext:value-type="float">
            <text:p>54.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6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54984" calcext:value-type="float">
            <text:p>54.3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6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676" calcext:value-type="float">
            <text:p>54.0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6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728" calcext:value-type="float">
            <text:p>54.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5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1248" calcext:value-type="float">
            <text:p>54.1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5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4024" calcext:value-type="float">
            <text:p>54.2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5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8264" calcext:value-type="float">
            <text:p>53.9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5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02128" calcext:value-type="float">
            <text:p>53.6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5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04592" calcext:value-type="float">
            <text:p>53.5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5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55824" calcext:value-type="float">
            <text:p>53.4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5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25344" calcext:value-type="float">
            <text:p>53.4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5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3048" calcext:value-type="float">
            <text:p>53.3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5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10104" calcext:value-type="float">
            <text:p>53.4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5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3528" calcext:value-type="float">
            <text:p>53.3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4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94864" calcext:value-type="float">
            <text:p>53.3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4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18664" calcext:value-type="float">
            <text:p>53.3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4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2476" calcext:value-type="float">
            <text:p>53.3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638" calcext:value-type="float">
            <text:p>53.2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78456" calcext:value-type="float">
            <text:p>53.1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32736" calcext:value-type="float">
            <text:p>53.1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71776" calcext:value-type="float">
            <text:p>53.0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4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22424" calcext:value-type="float">
            <text:p>52.9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4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328" calcext:value-type="float">
            <text:p>52.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232" calcext:value-type="float">
            <text:p>52.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0504" calcext:value-type="float">
            <text:p>52.8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63928" calcext:value-type="float">
            <text:p>52.7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4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4564" calcext:value-type="float">
            <text:p>52.7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3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54784" calcext:value-type="float">
            <text:p>52.7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3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542" calcext:value-type="float">
            <text:p>52.6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3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5808" calcext:value-type="float">
            <text:p>52.5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3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608" calcext:value-type="float">
            <text:p>52.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3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6728" calcext:value-type="float">
            <text:p>52.3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3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63472" calcext:value-type="float">
            <text:p>52.1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3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35456" calcext:value-type="float">
            <text:p>52.0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3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35456" calcext:value-type="float">
            <text:p>52.0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3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86688" calcext:value-type="float">
            <text:p>51.9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3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89736" calcext:value-type="float">
            <text:p>51.9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3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9888" calcext:value-type="float">
            <text:p>51.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2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032" calcext:value-type="float">
            <text:p>52.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2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3368" calcext:value-type="float">
            <text:p>52.0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2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446" calcext:value-type="float">
            <text:p>52.0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2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5316" calcext:value-type="float">
            <text:p>51.9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2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19632" calcext:value-type="float">
            <text:p>51.9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2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73912" calcext:value-type="float">
            <text:p>51.8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2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648" calcext:value-type="float">
            <text:p>51.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2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45896" calcext:value-type="float">
            <text:p>51.7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2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64184" calcext:value-type="float">
            <text:p>51.7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2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91616" calcext:value-type="float">
            <text:p>51.7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51992" calcext:value-type="float">
            <text:p>51.7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398" calcext:value-type="float">
            <text:p>51.7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06272" calcext:value-type="float">
            <text:p>51.7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71576" calcext:value-type="float">
            <text:p>51.4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71576" calcext:value-type="float">
            <text:p>51.4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71576" calcext:value-type="float">
            <text:p>51.4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71576" calcext:value-type="float">
            <text:p>51.4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71576" calcext:value-type="float">
            <text:p>51.4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71576" calcext:value-type="float">
            <text:p>51.4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71576" calcext:value-type="float">
            <text:p>51.4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71576" calcext:value-type="float">
            <text:p>51.4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71576" calcext:value-type="float">
            <text:p>51.4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8528" calcext:value-type="float">
            <text:p>51.4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8528" calcext:value-type="float">
            <text:p>51.4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8528" calcext:value-type="float">
            <text:p>51.4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8528" calcext:value-type="float">
            <text:p>51.4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8528" calcext:value-type="float">
            <text:p>51.4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8528" calcext:value-type="float">
            <text:p>51.4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45312" calcext:value-type="float">
            <text:p>51.6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2432" calcext:value-type="float">
            <text:p>51.4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2432" calcext:value-type="float">
            <text:p>51.4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2432" calcext:value-type="float">
            <text:p>51.4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2432" calcext:value-type="float">
            <text:p>51.4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2432" calcext:value-type="float">
            <text:p>51.4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2432" calcext:value-type="float">
            <text:p>51.4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2432" calcext:value-type="float">
            <text:p>51.4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2432" calcext:value-type="float">
            <text:p>51.4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2432" calcext:value-type="float">
            <text:p>51.4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2432" calcext:value-type="float">
            <text:p>51.4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2432" calcext:value-type="float">
            <text:p>51.4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2432" calcext:value-type="float">
            <text:p>51.4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2432" calcext:value-type="float">
            <text:p>51.4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2432" calcext:value-type="float">
            <text:p>51.4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2432" calcext:value-type="float">
            <text:p>51.4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2432" calcext:value-type="float">
            <text:p>51.4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2432" calcext:value-type="float">
            <text:p>51.4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2432" calcext:value-type="float">
            <text:p>51.4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2432" calcext:value-type="float">
            <text:p>51.4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2432" calcext:value-type="float">
            <text:p>51.4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2432" calcext:value-type="float">
            <text:p>51.4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2432" calcext:value-type="float">
            <text:p>51.4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2432" calcext:value-type="float">
            <text:p>51.4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2432" calcext:value-type="float">
            <text:p>51.4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2432" calcext:value-type="float">
            <text:p>51.4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2432" calcext:value-type="float">
            <text:p>51.4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2432" calcext:value-type="float">
            <text:p>51.4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2432" calcext:value-type="float">
            <text:p>51.4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2432" calcext:value-type="float">
            <text:p>51.4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2432" calcext:value-type="float">
            <text:p>51.4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2432" calcext:value-type="float">
            <text:p>51.4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2432" calcext:value-type="float">
            <text:p>51.4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2432" calcext:value-type="float">
            <text:p>51.4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2432" calcext:value-type="float">
            <text:p>51.4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2432" calcext:value-type="float">
            <text:p>51.4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2432" calcext:value-type="float">
            <text:p>51.4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2432" calcext:value-type="float">
            <text:p>51.4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2432" calcext:value-type="float">
            <text:p>51.4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2432" calcext:value-type="float">
            <text:p>51.4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2432" calcext:value-type="float">
            <text:p>51.4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2432" calcext:value-type="float">
            <text:p>51.4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2432" calcext:value-type="float">
            <text:p>51.4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2432" calcext:value-type="float">
            <text:p>51.4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2432" calcext:value-type="float">
            <text:p>51.4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2432" calcext:value-type="float">
            <text:p>51.4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2432" calcext:value-type="float">
            <text:p>51.4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2432" calcext:value-type="float">
            <text:p>51.4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2432" calcext:value-type="float">
            <text:p>51.4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2432" calcext:value-type="float">
            <text:p>51.4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2432" calcext:value-type="float">
            <text:p>51.4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2432" calcext:value-type="float">
            <text:p>51.4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2432" calcext:value-type="float">
            <text:p>51.4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2432" calcext:value-type="float">
            <text:p>51.4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2432" calcext:value-type="float">
            <text:p>51.4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2432" calcext:value-type="float">
            <text:p>51.4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2432" calcext:value-type="float">
            <text:p>51.4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2432" calcext:value-type="float">
            <text:p>51.4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2432" calcext:value-type="float">
            <text:p>51.4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2432" calcext:value-type="float">
            <text:p>51.4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2432" calcext:value-type="float">
            <text:p>51.4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2432" calcext:value-type="float">
            <text:p>51.4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2432" calcext:value-type="float">
            <text:p>51.4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2432" calcext:value-type="float">
            <text:p>51.4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2432" calcext:value-type="float">
            <text:p>51.4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2432" calcext:value-type="float">
            <text:p>51.4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2432" calcext:value-type="float">
            <text:p>51.4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2432" calcext:value-type="float">
            <text:p>51.4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2432" calcext:value-type="float">
            <text:p>51.4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2432" calcext:value-type="float">
            <text:p>51.4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9384" calcext:value-type="float">
            <text:p>51.4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9384" calcext:value-type="float">
            <text:p>51.4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9384" calcext:value-type="float">
            <text:p>51.4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9384" calcext:value-type="float">
            <text:p>51.4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9384" calcext:value-type="float">
            <text:p>51.4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6336" calcext:value-type="float">
            <text:p>51.4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6336" calcext:value-type="float">
            <text:p>51.4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3288" calcext:value-type="float">
            <text:p>51.4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3288" calcext:value-type="float">
            <text:p>51.4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3288" calcext:value-type="float">
            <text:p>51.4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3288" calcext:value-type="float">
            <text:p>51.4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3288" calcext:value-type="float">
            <text:p>51.4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3288" calcext:value-type="float">
            <text:p>51.4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3288" calcext:value-type="float">
            <text:p>51.4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3288" calcext:value-type="float">
            <text:p>51.4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3288" calcext:value-type="float">
            <text:p>51.4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3288" calcext:value-type="float">
            <text:p>51.4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024" calcext:value-type="float">
            <text:p>51.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92328" calcext:value-type="float">
            <text:p>51.3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928" calcext:value-type="float">
            <text:p>51.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46608" calcext:value-type="float">
            <text:p>51.3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46608" calcext:value-type="float">
            <text:p>51.3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46608" calcext:value-type="float">
            <text:p>51.3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46608" calcext:value-type="float">
            <text:p>51.3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46608" calcext:value-type="float">
            <text:p>51.3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46608" calcext:value-type="float">
            <text:p>51.3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46608" calcext:value-type="float">
            <text:p>51.3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46608" calcext:value-type="float">
            <text:p>51.3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46608" calcext:value-type="float">
            <text:p>51.3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46608" calcext:value-type="float">
            <text:p>51.3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46608" calcext:value-type="float">
            <text:p>51.3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4356" calcext:value-type="float">
            <text:p>51.3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4356" calcext:value-type="float">
            <text:p>51.3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4356" calcext:value-type="float">
            <text:p>51.3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4356" calcext:value-type="float">
            <text:p>51.3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40512" calcext:value-type="float">
            <text:p>51.3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40512" calcext:value-type="float">
            <text:p>51.3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40512" calcext:value-type="float">
            <text:p>51.3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37464" calcext:value-type="float">
            <text:p>51.3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31368" calcext:value-type="float">
            <text:p>51.3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2832" calcext:value-type="float">
            <text:p>51.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2832" calcext:value-type="float">
            <text:p>51.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2832" calcext:value-type="float">
            <text:p>51.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2832" calcext:value-type="float">
            <text:p>51.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2832" calcext:value-type="float">
            <text:p>51.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2832" calcext:value-type="float">
            <text:p>51.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2832" calcext:value-type="float">
            <text:p>51.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2832" calcext:value-type="float">
            <text:p>51.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2832" calcext:value-type="float">
            <text:p>51.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25272" calcext:value-type="float">
            <text:p>51.3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25272" calcext:value-type="float">
            <text:p>51.3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25272" calcext:value-type="float">
            <text:p>51.3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22224" calcext:value-type="float">
            <text:p>51.3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22224" calcext:value-type="float">
            <text:p>51.3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22224" calcext:value-type="float">
            <text:p>51.3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22224" calcext:value-type="float">
            <text:p>51.3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22224" calcext:value-type="float">
            <text:p>51.3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16128" calcext:value-type="float">
            <text:p>51.3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00888" calcext:value-type="float">
            <text:p>51.3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00888" calcext:value-type="float">
            <text:p>51.3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00888" calcext:value-type="float">
            <text:p>51.3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00888" calcext:value-type="float">
            <text:p>51.3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00888" calcext:value-type="float">
            <text:p>51.3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00888" calcext:value-type="float">
            <text:p>51.3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00888" calcext:value-type="float">
            <text:p>51.3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88696" calcext:value-type="float">
            <text:p>51.2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85648" calcext:value-type="float">
            <text:p>51.2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85648" calcext:value-type="float">
            <text:p>51.2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70408" calcext:value-type="float">
            <text:p>51.2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5212" calcext:value-type="float">
            <text:p>51.2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5212" calcext:value-type="float">
            <text:p>51.2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46024" calcext:value-type="float">
            <text:p>51.2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42976" calcext:value-type="float">
            <text:p>51.2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9928" calcext:value-type="float">
            <text:p>51.2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9928" calcext:value-type="float">
            <text:p>51.2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9928" calcext:value-type="float">
            <text:p>51.2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9928" calcext:value-type="float">
            <text:p>51.2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9928" calcext:value-type="float">
            <text:p>51.2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9928" calcext:value-type="float">
            <text:p>51.2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9928" calcext:value-type="float">
            <text:p>51.2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9928" calcext:value-type="float">
            <text:p>51.2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9928" calcext:value-type="float">
            <text:p>51.2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9928" calcext:value-type="float">
            <text:p>51.2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9928" calcext:value-type="float">
            <text:p>51.2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9928" calcext:value-type="float">
            <text:p>51.2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9928" calcext:value-type="float">
            <text:p>51.2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9928" calcext:value-type="float">
            <text:p>51.2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9928" calcext:value-type="float">
            <text:p>51.2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9928" calcext:value-type="float">
            <text:p>51.2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9928" calcext:value-type="float">
            <text:p>51.2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9928" calcext:value-type="float">
            <text:p>51.2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9928" calcext:value-type="float">
            <text:p>51.2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9928" calcext:value-type="float">
            <text:p>51.2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9928" calcext:value-type="float">
            <text:p>51.2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27736" calcext:value-type="float">
            <text:p>51.2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3352" calcext:value-type="float">
            <text:p>51.2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3352" calcext:value-type="float">
            <text:p>51.2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3352" calcext:value-type="float">
            <text:p>51.2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3352" calcext:value-type="float">
            <text:p>51.2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3352" calcext:value-type="float">
            <text:p>51.2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3352" calcext:value-type="float">
            <text:p>51.2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3352" calcext:value-type="float">
            <text:p>51.2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0304" calcext:value-type="float">
            <text:p>51.2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85064" calcext:value-type="float">
            <text:p>51.1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82016" calcext:value-type="float">
            <text:p>51.1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82016" calcext:value-type="float">
            <text:p>51.1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82016" calcext:value-type="float">
            <text:p>51.1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82016" calcext:value-type="float">
            <text:p>51.1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82016" calcext:value-type="float">
            <text:p>51.1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82016" calcext:value-type="float">
            <text:p>51.1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82016" calcext:value-type="float">
            <text:p>51.1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82016" calcext:value-type="float">
            <text:p>51.1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7592" calcext:value-type="float">
            <text:p>51.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7592" calcext:value-type="float">
            <text:p>51.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7592" calcext:value-type="float">
            <text:p>51.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7592" calcext:value-type="float">
            <text:p>51.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7592" calcext:value-type="float">
            <text:p>51.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7592" calcext:value-type="float">
            <text:p>51.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7592" calcext:value-type="float">
            <text:p>51.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7592" calcext:value-type="float">
            <text:p>51.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72872" calcext:value-type="float">
            <text:p>51.1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6068" calcext:value-type="float">
            <text:p>51.1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57632" calcext:value-type="float">
            <text:p>51.1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57632" calcext:value-type="float">
            <text:p>51.1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57632" calcext:value-type="float">
            <text:p>51.1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57632" calcext:value-type="float">
            <text:p>51.1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57632" calcext:value-type="float">
            <text:p>51.1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57632" calcext:value-type="float">
            <text:p>51.1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57632" calcext:value-type="float">
            <text:p>51.1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57632" calcext:value-type="float">
            <text:p>51.1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57632" calcext:value-type="float">
            <text:p>51.1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57632" calcext:value-type="float">
            <text:p>51.1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57632" calcext:value-type="float">
            <text:p>51.1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57632" calcext:value-type="float">
            <text:p>51.1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57632" calcext:value-type="float">
            <text:p>51.1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57632" calcext:value-type="float">
            <text:p>51.1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57632" calcext:value-type="float">
            <text:p>51.1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57632" calcext:value-type="float">
            <text:p>51.1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57632" calcext:value-type="float">
            <text:p>51.1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57632" calcext:value-type="float">
            <text:p>51.1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57632" calcext:value-type="float">
            <text:p>51.1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57632" calcext:value-type="float">
            <text:p>51.1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48488" calcext:value-type="float">
            <text:p>51.1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48488" calcext:value-type="float">
            <text:p>51.1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48488" calcext:value-type="float">
            <text:p>51.1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48488" calcext:value-type="float">
            <text:p>51.1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48488" calcext:value-type="float">
            <text:p>51.1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9344" calcext:value-type="float">
            <text:p>51.1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9344" calcext:value-type="float">
            <text:p>51.1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9344" calcext:value-type="float">
            <text:p>51.1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9344" calcext:value-type="float">
            <text:p>51.1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9344" calcext:value-type="float">
            <text:p>51.1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9344" calcext:value-type="float">
            <text:p>51.1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9344" calcext:value-type="float">
            <text:p>51.1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9344" calcext:value-type="float">
            <text:p>51.1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9344" calcext:value-type="float">
            <text:p>51.1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9344" calcext:value-type="float">
            <text:p>51.1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9344" calcext:value-type="float">
            <text:p>51.1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9344" calcext:value-type="float">
            <text:p>51.1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9344" calcext:value-type="float">
            <text:p>51.1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9344" calcext:value-type="float">
            <text:p>51.1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9344" calcext:value-type="float">
            <text:p>51.1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9344" calcext:value-type="float">
            <text:p>51.1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9344" calcext:value-type="float">
            <text:p>51.1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9344" calcext:value-type="float">
            <text:p>51.1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9344" calcext:value-type="float">
            <text:p>51.1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9344" calcext:value-type="float">
            <text:p>51.1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9344" calcext:value-type="float">
            <text:p>51.1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9344" calcext:value-type="float">
            <text:p>51.1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9344" calcext:value-type="float">
            <text:p>51.1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9344" calcext:value-type="float">
            <text:p>51.1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9344" calcext:value-type="float">
            <text:p>51.1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9344" calcext:value-type="float">
            <text:p>51.1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9344" calcext:value-type="float">
            <text:p>51.1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9344" calcext:value-type="float">
            <text:p>51.1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9344" calcext:value-type="float">
            <text:p>51.1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9344" calcext:value-type="float">
            <text:p>51.1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9344" calcext:value-type="float">
            <text:p>51.1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9344" calcext:value-type="float">
            <text:p>51.1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9344" calcext:value-type="float">
            <text:p>51.1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9344" calcext:value-type="float">
            <text:p>51.1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9344" calcext:value-type="float">
            <text:p>51.1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9344" calcext:value-type="float">
            <text:p>51.1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9344" calcext:value-type="float">
            <text:p>51.1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9344" calcext:value-type="float">
            <text:p>51.1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9344" calcext:value-type="float">
            <text:p>51.1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9344" calcext:value-type="float">
            <text:p>51.1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9344" calcext:value-type="float">
            <text:p>51.1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9344" calcext:value-type="float">
            <text:p>51.1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9344" calcext:value-type="float">
            <text:p>51.1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9344" calcext:value-type="float">
            <text:p>51.1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9344" calcext:value-type="float">
            <text:p>51.1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9344" calcext:value-type="float">
            <text:p>51.1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9344" calcext:value-type="float">
            <text:p>51.1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9344" calcext:value-type="float">
            <text:p>51.1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9344" calcext:value-type="float">
            <text:p>51.1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9344" calcext:value-type="float">
            <text:p>51.1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9344" calcext:value-type="float">
            <text:p>51.1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9344" calcext:value-type="float">
            <text:p>51.1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9344" calcext:value-type="float">
            <text:p>51.1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3248" calcext:value-type="float">
            <text:p>51.1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3248" calcext:value-type="float">
            <text:p>51.1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3248" calcext:value-type="float">
            <text:p>51.1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3248" calcext:value-type="float">
            <text:p>51.1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3248" calcext:value-type="float">
            <text:p>51.1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3248" calcext:value-type="float">
            <text:p>51.1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3248" calcext:value-type="float">
            <text:p>51.1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3248" calcext:value-type="float">
            <text:p>51.1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3248" calcext:value-type="float">
            <text:p>51.1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3248" calcext:value-type="float">
            <text:p>51.1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3248" calcext:value-type="float">
            <text:p>51.1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3248" calcext:value-type="float">
            <text:p>51.1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3248" calcext:value-type="float">
            <text:p>51.1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1912" calcext:value-type="float">
            <text:p>51.1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1912" calcext:value-type="float">
            <text:p>51.1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1912" calcext:value-type="float">
            <text:p>51.1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1912" calcext:value-type="float">
            <text:p>51.1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1912" calcext:value-type="float">
            <text:p>51.1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1912" calcext:value-type="float">
            <text:p>51.1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1912" calcext:value-type="float">
            <text:p>51.1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1912" calcext:value-type="float">
            <text:p>51.1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1912" calcext:value-type="float">
            <text:p>51.1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1912" calcext:value-type="float">
            <text:p>51.1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1912" calcext:value-type="float">
            <text:p>51.1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1912" calcext:value-type="float">
            <text:p>51.1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1912" calcext:value-type="float">
            <text:p>51.1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1912" calcext:value-type="float">
            <text:p>51.1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90576" calcext:value-type="float">
            <text:p>51.0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448" calcext:value-type="float">
            <text:p>51.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448" calcext:value-type="float">
            <text:p>51.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448" calcext:value-type="float">
            <text:p>51.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448" calcext:value-type="float">
            <text:p>51.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448" calcext:value-type="float">
            <text:p>51.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448" calcext:value-type="float">
            <text:p>51.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448" calcext:value-type="float">
            <text:p>51.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448" calcext:value-type="float">
            <text:p>51.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448" calcext:value-type="float">
            <text:p>51.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448" calcext:value-type="float">
            <text:p>51.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448" calcext:value-type="float">
            <text:p>51.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448" calcext:value-type="float">
            <text:p>51.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448" calcext:value-type="float">
            <text:p>51.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448" calcext:value-type="float">
            <text:p>51.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448" calcext:value-type="float">
            <text:p>51.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1432" calcext:value-type="float">
            <text:p>51.0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1432" calcext:value-type="float">
            <text:p>51.0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1432" calcext:value-type="float">
            <text:p>51.0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1432" calcext:value-type="float">
            <text:p>51.0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1432" calcext:value-type="float">
            <text:p>51.0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8384" calcext:value-type="float">
            <text:p>51.0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8384" calcext:value-type="float">
            <text:p>51.0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8384" calcext:value-type="float">
            <text:p>51.0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8384" calcext:value-type="float">
            <text:p>51.0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8384" calcext:value-type="float">
            <text:p>51.0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8384" calcext:value-type="float">
            <text:p>51.0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0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8384" calcext:value-type="float">
            <text:p>51.0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2288" calcext:value-type="float">
            <text:p>51.0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2288" calcext:value-type="float">
            <text:p>51.0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2288" calcext:value-type="float">
            <text:p>51.0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2288" calcext:value-type="float">
            <text:p>51.0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2288" calcext:value-type="float">
            <text:p>51.0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2288" calcext:value-type="float">
            <text:p>51.0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2288" calcext:value-type="float">
            <text:p>51.0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2288" calcext:value-type="float">
            <text:p>51.0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2288" calcext:value-type="float">
            <text:p>51.0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2288" calcext:value-type="float">
            <text:p>51.0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2288" calcext:value-type="float">
            <text:p>51.0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2288" calcext:value-type="float">
            <text:p>51.0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2288" calcext:value-type="float">
            <text:p>51.0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2288" calcext:value-type="float">
            <text:p>51.0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2288" calcext:value-type="float">
            <text:p>51.0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2288" calcext:value-type="float">
            <text:p>51.0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924" calcext:value-type="float">
            <text:p>51.0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47904" calcext:value-type="float">
            <text:p>51.0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32664" calcext:value-type="float">
            <text:p>51.0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32664" calcext:value-type="float">
            <text:p>51.0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32664" calcext:value-type="float">
            <text:p>51.0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32664" calcext:value-type="float">
            <text:p>51.0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32664" calcext:value-type="float">
            <text:p>51.0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32664" calcext:value-type="float">
            <text:p>51.0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9616" calcext:value-type="float">
            <text:p>51.0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352" calcext:value-type="float">
            <text:p>51.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352" calcext:value-type="float">
            <text:p>51.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352" calcext:value-type="float">
            <text:p>51.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352" calcext:value-type="float">
            <text:p>51.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352" calcext:value-type="float">
            <text:p>51.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352" calcext:value-type="float">
            <text:p>51.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352" calcext:value-type="float">
            <text:p>51.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0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6568" calcext:value-type="float">
            <text:p>51.0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0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8176" calcext:value-type="float">
            <text:p>50.9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0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588" calcext:value-type="float">
            <text:p>50.8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90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254" calcext:value-type="float">
            <text:p>50.8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92" calcext:value-type="float">
            <text:p>50.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2248" calcext:value-type="float">
            <text:p>50.7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824" calcext:value-type="float">
            <text:p>50.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824" calcext:value-type="float">
            <text:p>50.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91288" calcext:value-type="float">
            <text:p>50.6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91288" calcext:value-type="float">
            <text:p>50.6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2144" calcext:value-type="float">
            <text:p>50.6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73" calcext:value-type="float">
            <text:p>50.6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73" calcext:value-type="float">
            <text:p>50.6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73" calcext:value-type="float">
            <text:p>50.6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73" calcext:value-type="float">
            <text:p>50.6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73" calcext:value-type="float">
            <text:p>50.6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73" calcext:value-type="float">
            <text:p>50.6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73" calcext:value-type="float">
            <text:p>50.6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9952" calcext:value-type="float">
            <text:p>50.6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4712" calcext:value-type="float">
            <text:p>50.6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8616" calcext:value-type="float">
            <text:p>50.6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8616" calcext:value-type="float">
            <text:p>50.6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1664" calcext:value-type="float">
            <text:p>50.6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1664" calcext:value-type="float">
            <text:p>50.6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1664" calcext:value-type="float">
            <text:p>50.6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4712" calcext:value-type="float">
            <text:p>50.6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1664" calcext:value-type="float">
            <text:p>50.6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9472" calcext:value-type="float">
            <text:p>50.6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6424" calcext:value-type="float">
            <text:p>50.6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6424" calcext:value-type="float">
            <text:p>50.6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6424" calcext:value-type="float">
            <text:p>50.6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6424" calcext:value-type="float">
            <text:p>50.6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9472" calcext:value-type="float">
            <text:p>50.6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252" calcext:value-type="float">
            <text:p>50.6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5568" calcext:value-type="float">
            <text:p>50.6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6424" calcext:value-type="float">
            <text:p>50.6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9472" calcext:value-type="float">
            <text:p>50.6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9472" calcext:value-type="float">
            <text:p>50.6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9472" calcext:value-type="float">
            <text:p>50.6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6424" calcext:value-type="float">
            <text:p>50.6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4232" calcext:value-type="float">
            <text:p>50.6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8156" calcext:value-type="float">
            <text:p>50.5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3752" calcext:value-type="float">
            <text:p>50.5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3752" calcext:value-type="float">
            <text:p>50.5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68" calcext:value-type="float">
            <text:p>50.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68" calcext:value-type="float">
            <text:p>50.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9848" calcext:value-type="float">
            <text:p>50.5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9848" calcext:value-type="float">
            <text:p>50.5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02896" calcext:value-type="float">
            <text:p>50.6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02896" calcext:value-type="float">
            <text:p>50.6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05944" calcext:value-type="float">
            <text:p>50.6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05944" calcext:value-type="float">
            <text:p>50.6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08992" calcext:value-type="float">
            <text:p>50.6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08992" calcext:value-type="float">
            <text:p>50.6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1204" calcext:value-type="float">
            <text:p>50.6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1204" calcext:value-type="float">
            <text:p>50.6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15088" calcext:value-type="float">
            <text:p>50.6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15088" calcext:value-type="float">
            <text:p>50.6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18136" calcext:value-type="float">
            <text:p>50.6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18136" calcext:value-type="float">
            <text:p>50.6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1184" calcext:value-type="float">
            <text:p>50.6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1184" calcext:value-type="float">
            <text:p>50.6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4232" calcext:value-type="float">
            <text:p>50.6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728" calcext:value-type="float">
            <text:p>50.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728" calcext:value-type="float">
            <text:p>50.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0328" calcext:value-type="float">
            <text:p>50.6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0328" calcext:value-type="float">
            <text:p>50.6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3376" calcext:value-type="float">
            <text:p>50.6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3376" calcext:value-type="float">
            <text:p>50.6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6424" calcext:value-type="float">
            <text:p>50.6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6424" calcext:value-type="float">
            <text:p>50.6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9472" calcext:value-type="float">
            <text:p>50.6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9472" calcext:value-type="float">
            <text:p>50.6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252" calcext:value-type="float">
            <text:p>50.6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252" calcext:value-type="float">
            <text:p>50.6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5568" calcext:value-type="float">
            <text:p>50.6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5568" calcext:value-type="float">
            <text:p>50.6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8616" calcext:value-type="float">
            <text:p>50.6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8616" calcext:value-type="float">
            <text:p>50.6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1664" calcext:value-type="float">
            <text:p>50.6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1664" calcext:value-type="float">
            <text:p>50.6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4712" calcext:value-type="float">
            <text:p>50.6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4712" calcext:value-type="float">
            <text:p>50.6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776" calcext:value-type="float">
            <text:p>50.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4712" calcext:value-type="float">
            <text:p>50.6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4232" calcext:value-type="float">
            <text:p>50.6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4232" calcext:value-type="float">
            <text:p>50.6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728" calcext:value-type="float">
            <text:p>50.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728" calcext:value-type="float">
            <text:p>50.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0328" calcext:value-type="float">
            <text:p>50.6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0328" calcext:value-type="float">
            <text:p>50.6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3376" calcext:value-type="float">
            <text:p>50.6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3376" calcext:value-type="float">
            <text:p>50.6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6424" calcext:value-type="float">
            <text:p>50.6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6424" calcext:value-type="float">
            <text:p>50.6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9472" calcext:value-type="float">
            <text:p>50.6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9472" calcext:value-type="float">
            <text:p>50.6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3376" calcext:value-type="float">
            <text:p>50.6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6424" calcext:value-type="float">
            <text:p>50.6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6424" calcext:value-type="float">
            <text:p>50.6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9472" calcext:value-type="float">
            <text:p>50.6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9472" calcext:value-type="float">
            <text:p>50.6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252" calcext:value-type="float">
            <text:p>50.6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252" calcext:value-type="float">
            <text:p>50.6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5568" calcext:value-type="float">
            <text:p>50.6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5568" calcext:value-type="float">
            <text:p>50.6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8616" calcext:value-type="float">
            <text:p>50.6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8616" calcext:value-type="float">
            <text:p>50.6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1664" calcext:value-type="float">
            <text:p>50.6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1664" calcext:value-type="float">
            <text:p>50.6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1664" calcext:value-type="float">
            <text:p>50.6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5568" calcext:value-type="float">
            <text:p>50.6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8616" calcext:value-type="float">
            <text:p>50.6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8616" calcext:value-type="float">
            <text:p>50.6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1664" calcext:value-type="float">
            <text:p>50.6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1664" calcext:value-type="float">
            <text:p>50.6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4712" calcext:value-type="float">
            <text:p>50.6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4712" calcext:value-type="float">
            <text:p>50.6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776" calcext:value-type="float">
            <text:p>50.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776" calcext:value-type="float">
            <text:p>50.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0808" calcext:value-type="float">
            <text:p>50.6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1664" calcext:value-type="float">
            <text:p>50.6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8616" calcext:value-type="float">
            <text:p>50.6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8616" calcext:value-type="float">
            <text:p>50.6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1664" calcext:value-type="float">
            <text:p>50.6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1664" calcext:value-type="float">
            <text:p>50.6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4712" calcext:value-type="float">
            <text:p>50.6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776" calcext:value-type="float">
            <text:p>50.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776" calcext:value-type="float">
            <text:p>50.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0808" calcext:value-type="float">
            <text:p>50.6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0808" calcext:value-type="float">
            <text:p>50.6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3856" calcext:value-type="float">
            <text:p>50.6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3856" calcext:value-type="float">
            <text:p>50.6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6904" calcext:value-type="float">
            <text:p>50.6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6904" calcext:value-type="float">
            <text:p>50.6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9952" calcext:value-type="float">
            <text:p>50.6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9952" calcext:value-type="float">
            <text:p>50.6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73" calcext:value-type="float">
            <text:p>50.6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73" calcext:value-type="float">
            <text:p>50.6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76048" calcext:value-type="float">
            <text:p>50.6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76048" calcext:value-type="float">
            <text:p>50.6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79096" calcext:value-type="float">
            <text:p>50.6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73" calcext:value-type="float">
            <text:p>50.6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73" calcext:value-type="float">
            <text:p>50.6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73" calcext:value-type="float">
            <text:p>50.6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9952" calcext:value-type="float">
            <text:p>50.6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9952" calcext:value-type="float">
            <text:p>50.6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9952" calcext:value-type="float">
            <text:p>50.6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6904" calcext:value-type="float">
            <text:p>50.6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6904" calcext:value-type="float">
            <text:p>50.6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6904" calcext:value-type="float">
            <text:p>50.6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3856" calcext:value-type="float">
            <text:p>50.6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3856" calcext:value-type="float">
            <text:p>50.6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3856" calcext:value-type="float">
            <text:p>50.6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3856" calcext:value-type="float">
            <text:p>50.6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0808" calcext:value-type="float">
            <text:p>50.6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0808" calcext:value-type="float">
            <text:p>50.6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0808" calcext:value-type="float">
            <text:p>50.6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776" calcext:value-type="float">
            <text:p>50.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776" calcext:value-type="float">
            <text:p>50.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776" calcext:value-type="float">
            <text:p>50.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4712" calcext:value-type="float">
            <text:p>50.6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4712" calcext:value-type="float">
            <text:p>50.6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4712" calcext:value-type="float">
            <text:p>50.6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4712" calcext:value-type="float">
            <text:p>50.6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1664" calcext:value-type="float">
            <text:p>50.6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1664" calcext:value-type="float">
            <text:p>50.6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1664" calcext:value-type="float">
            <text:p>50.6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8616" calcext:value-type="float">
            <text:p>50.6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8616" calcext:value-type="float">
            <text:p>50.6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8616" calcext:value-type="float">
            <text:p>50.6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8616" calcext:value-type="float">
            <text:p>50.6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5568" calcext:value-type="float">
            <text:p>50.6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5568" calcext:value-type="float">
            <text:p>50.6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5568" calcext:value-type="float">
            <text:p>50.6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252" calcext:value-type="float">
            <text:p>50.6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252" calcext:value-type="float">
            <text:p>50.6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252" calcext:value-type="float">
            <text:p>50.6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9472" calcext:value-type="float">
            <text:p>50.6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9472" calcext:value-type="float">
            <text:p>50.6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9472" calcext:value-type="float">
            <text:p>50.6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9472" calcext:value-type="float">
            <text:p>50.6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6424" calcext:value-type="float">
            <text:p>50.6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6424" calcext:value-type="float">
            <text:p>50.6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6424" calcext:value-type="float">
            <text:p>50.6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3376" calcext:value-type="float">
            <text:p>50.6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3376" calcext:value-type="float">
            <text:p>50.6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3376" calcext:value-type="float">
            <text:p>50.6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0328" calcext:value-type="float">
            <text:p>50.6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0328" calcext:value-type="float">
            <text:p>50.6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0328" calcext:value-type="float">
            <text:p>50.6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0328" calcext:value-type="float">
            <text:p>50.6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4232" calcext:value-type="float">
            <text:p>50.6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18136" calcext:value-type="float">
            <text:p>50.6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15088" calcext:value-type="float">
            <text:p>50.6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05944" calcext:value-type="float">
            <text:p>50.6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02896" calcext:value-type="float">
            <text:p>50.6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87656" calcext:value-type="float">
            <text:p>50.5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9368" calcext:value-type="float">
            <text:p>50.5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9368" calcext:value-type="float">
            <text:p>50.5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9368" calcext:value-type="float">
            <text:p>50.5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632" calcext:value-type="float">
            <text:p>50.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3272" calcext:value-type="float">
            <text:p>50.5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57176" calcext:value-type="float">
            <text:p>50.5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41936" calcext:value-type="float">
            <text:p>50.5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44984" calcext:value-type="float">
            <text:p>50.5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584" calcext:value-type="float">
            <text:p>50.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9744" calcext:value-type="float">
            <text:p>50.5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3648" calcext:value-type="float">
            <text:p>50.5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06" calcext:value-type="float">
            <text:p>50.5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06" calcext:value-type="float">
            <text:p>50.5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3648" calcext:value-type="float">
            <text:p>50.5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3648" calcext:value-type="float">
            <text:p>50.5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3648" calcext:value-type="float">
            <text:p>50.5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3648" calcext:value-type="float">
            <text:p>50.5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3648" calcext:value-type="float">
            <text:p>50.5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3648" calcext:value-type="float">
            <text:p>50.5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1456" calcext:value-type="float">
            <text:p>50.5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2312" calcext:value-type="float">
            <text:p>50.5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2312" calcext:value-type="float">
            <text:p>50.5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2312" calcext:value-type="float">
            <text:p>50.5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2312" calcext:value-type="float">
            <text:p>50.5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2312" calcext:value-type="float">
            <text:p>50.5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2312" calcext:value-type="float">
            <text:p>50.5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536" calcext:value-type="float">
            <text:p>50.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536" calcext:value-type="float">
            <text:p>50.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536" calcext:value-type="float">
            <text:p>50.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536" calcext:value-type="float">
            <text:p>50.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536" calcext:value-type="float">
            <text:p>50.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536" calcext:value-type="float">
            <text:p>50.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8408" calcext:value-type="float">
            <text:p>50.5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536" calcext:value-type="float">
            <text:p>50.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012" calcext:value-type="float">
            <text:p>50.4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012" calcext:value-type="float">
            <text:p>50.4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012" calcext:value-type="float">
            <text:p>50.4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012" calcext:value-type="float">
            <text:p>50.4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4024" calcext:value-type="float">
            <text:p>50.4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7072" calcext:value-type="float">
            <text:p>50.4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7072" calcext:value-type="float">
            <text:p>50.4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7072" calcext:value-type="float">
            <text:p>50.4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7072" calcext:value-type="float">
            <text:p>50.4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7072" calcext:value-type="float">
            <text:p>50.4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7072" calcext:value-type="float">
            <text:p>50.4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012" calcext:value-type="float">
            <text:p>50.4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012" calcext:value-type="float">
            <text:p>50.4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012" calcext:value-type="float">
            <text:p>50.4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012" calcext:value-type="float">
            <text:p>50.4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7072" calcext:value-type="float">
            <text:p>50.4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7072" calcext:value-type="float">
            <text:p>50.4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7072" calcext:value-type="float">
            <text:p>50.4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0976" calcext:value-type="float">
            <text:p>50.4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488" calcext:value-type="float">
            <text:p>50.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488" calcext:value-type="float">
            <text:p>50.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1832" calcext:value-type="float">
            <text:p>50.4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5736" calcext:value-type="float">
            <text:p>50.4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5736" calcext:value-type="float">
            <text:p>50.4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5736" calcext:value-type="float">
            <text:p>50.4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2688" calcext:value-type="float">
            <text:p>50.4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2688" calcext:value-type="float">
            <text:p>50.4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2688" calcext:value-type="float">
            <text:p>50.4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6592" calcext:value-type="float">
            <text:p>50.4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7448" calcext:value-type="float">
            <text:p>50.4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7448" calcext:value-type="float">
            <text:p>50.4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44" calcext:value-type="float">
            <text:p>50.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44" calcext:value-type="float">
            <text:p>50.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44" calcext:value-type="float">
            <text:p>50.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1352" calcext:value-type="float">
            <text:p>50.4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1352" calcext:value-type="float">
            <text:p>50.4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8304" calcext:value-type="float">
            <text:p>50.4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6112" calcext:value-type="float">
            <text:p>50.4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3064" calcext:value-type="float">
            <text:p>50.4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3064" calcext:value-type="float">
            <text:p>50.4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0016" calcext:value-type="float">
            <text:p>50.4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0016" calcext:value-type="float">
            <text:p>50.4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0016" calcext:value-type="float">
            <text:p>50.4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6968" calcext:value-type="float">
            <text:p>50.4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392" calcext:value-type="float">
            <text:p>50.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4776" calcext:value-type="float">
            <text:p>50.4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4776" calcext:value-type="float">
            <text:p>50.4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2584" calcext:value-type="float">
            <text:p>50.3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6488" calcext:value-type="float">
            <text:p>50.3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344" calcext:value-type="float">
            <text:p>50.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7344" calcext:value-type="float">
            <text:p>50.3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4296" calcext:value-type="float">
            <text:p>50.3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4296" calcext:value-type="float">
            <text:p>50.3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4296" calcext:value-type="float">
            <text:p>50.3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4296" calcext:value-type="float">
            <text:p>50.3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4296" calcext:value-type="float">
            <text:p>50.3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1248" calcext:value-type="float">
            <text:p>50.3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82" calcext:value-type="float">
            <text:p>50.3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2104" calcext:value-type="float">
            <text:p>50.3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772" calcext:value-type="float">
            <text:p>50.3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4672" calcext:value-type="float">
            <text:p>50.3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4672" calcext:value-type="float">
            <text:p>50.3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1624" calcext:value-type="float">
            <text:p>50.3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1624" calcext:value-type="float">
            <text:p>50.3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248" calcext:value-type="float">
            <text:p>50.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9432" calcext:value-type="float">
            <text:p>50.3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9432" calcext:value-type="float">
            <text:p>50.3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9432" calcext:value-type="float">
            <text:p>50.3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6384" calcext:value-type="float">
            <text:p>50.3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8096" calcext:value-type="float">
            <text:p>50.2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8096" calcext:value-type="float">
            <text:p>50.2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8096" calcext:value-type="float">
            <text:p>50.2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1144" calcext:value-type="float">
            <text:p>50.3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5048" calcext:value-type="float">
            <text:p>50.2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8952" calcext:value-type="float">
            <text:p>50.2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8952" calcext:value-type="float">
            <text:p>50.2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8952" calcext:value-type="float">
            <text:p>50.2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8952" calcext:value-type="float">
            <text:p>50.2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8952" calcext:value-type="float">
            <text:p>50.2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9808" calcext:value-type="float">
            <text:p>50.2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4568" calcext:value-type="float">
            <text:p>50.2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2376" calcext:value-type="float">
            <text:p>50.2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3232" calcext:value-type="float">
            <text:p>50.2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4088" calcext:value-type="float">
            <text:p>50.2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4088" calcext:value-type="float">
            <text:p>50.2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4088" calcext:value-type="float">
            <text:p>50.2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4944" calcext:value-type="float">
            <text:p>50.2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1896" calcext:value-type="float">
            <text:p>50.2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2752" calcext:value-type="float">
            <text:p>50.2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1416" calcext:value-type="float">
            <text:p>50.1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3608" calcext:value-type="float">
            <text:p>50.2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6656" calcext:value-type="float">
            <text:p>50.2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9704" calcext:value-type="float">
            <text:p>50.2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7512" calcext:value-type="float">
            <text:p>50.1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056" calcext:value-type="float">
            <text:p>50.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3608" calcext:value-type="float">
            <text:p>50.2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6656" calcext:value-type="float">
            <text:p>50.2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9704" calcext:value-type="float">
            <text:p>50.2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2752" calcext:value-type="float">
            <text:p>50.2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58" calcext:value-type="float">
            <text:p>50.2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58" calcext:value-type="float">
            <text:p>50.2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58" calcext:value-type="float">
            <text:p>50.2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9704" calcext:value-type="float">
            <text:p>50.2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7512" calcext:value-type="float">
            <text:p>50.1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4464" calcext:value-type="float">
            <text:p>50.1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4464" calcext:value-type="float">
            <text:p>50.1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4464" calcext:value-type="float">
            <text:p>50.1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7512" calcext:value-type="float">
            <text:p>50.1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7512" calcext:value-type="float">
            <text:p>50.1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7512" calcext:value-type="float">
            <text:p>50.1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7512" calcext:value-type="float">
            <text:p>50.1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7512" calcext:value-type="float">
            <text:p>50.1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7512" calcext:value-type="float">
            <text:p>50.1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7512" calcext:value-type="float">
            <text:p>50.1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7512" calcext:value-type="float">
            <text:p>50.1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056" calcext:value-type="float">
            <text:p>50.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056" calcext:value-type="float">
            <text:p>50.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7512" calcext:value-type="float">
            <text:p>50.1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7512" calcext:value-type="float">
            <text:p>50.1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7512" calcext:value-type="float">
            <text:p>50.1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7512" calcext:value-type="float">
            <text:p>50.1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7512" calcext:value-type="float">
            <text:p>50.1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7512" calcext:value-type="float">
            <text:p>50.1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056" calcext:value-type="float">
            <text:p>50.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4464" calcext:value-type="float">
            <text:p>50.1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1416" calcext:value-type="float">
            <text:p>50.1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1416" calcext:value-type="float">
            <text:p>50.1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1416" calcext:value-type="float">
            <text:p>50.1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1416" calcext:value-type="float">
            <text:p>50.1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8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9224" calcext:value-type="float">
            <text:p>50.1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2272" calcext:value-type="float">
            <text:p>50.1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7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2272" calcext:value-type="float">
            <text:p>50.1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7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7888" calcext:value-type="float">
            <text:p>50.1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7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7888" calcext:value-type="float">
            <text:p>50.1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7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7888" calcext:value-type="float">
            <text:p>50.1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7888" calcext:value-type="float">
            <text:p>50.1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7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7888" calcext:value-type="float">
            <text:p>50.1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7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7888" calcext:value-type="float">
            <text:p>50.1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7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1792" calcext:value-type="float">
            <text:p>50.1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7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2648" calcext:value-type="float">
            <text:p>50.1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2648" calcext:value-type="float">
            <text:p>50.1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7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2648" calcext:value-type="float">
            <text:p>50.1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7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2648" calcext:value-type="float">
            <text:p>50.1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7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2648" calcext:value-type="float">
            <text:p>50.1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7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0456" calcext:value-type="float">
            <text:p>50.1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7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0456" calcext:value-type="float">
            <text:p>50.1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7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3504" calcext:value-type="float">
            <text:p>50.1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7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436" calcext:value-type="float">
            <text:p>50.1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7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2168" calcext:value-type="float">
            <text:p>50.1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7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2168" calcext:value-type="float">
            <text:p>50.1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7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2168" calcext:value-type="float">
            <text:p>50.1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7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2168" calcext:value-type="float">
            <text:p>50.1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7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2168" calcext:value-type="float">
            <text:p>50.1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7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5216" calcext:value-type="float">
            <text:p>50.1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7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2168" calcext:value-type="float">
            <text:p>50.1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7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6072" calcext:value-type="float">
            <text:p>50.1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7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6928" calcext:value-type="float">
            <text:p>50.0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7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0832" calcext:value-type="float">
            <text:p>50.0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7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0832" calcext:value-type="float">
            <text:p>50.0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7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0832" calcext:value-type="float">
            <text:p>50.0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7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39016" calcext:value-type="float">
            <text:p>50.0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7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39016" calcext:value-type="float">
            <text:p>50.0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7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39016" calcext:value-type="float">
            <text:p>50.0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7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39016" calcext:value-type="float">
            <text:p>50.0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7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3292" calcext:value-type="float">
            <text:p>50.0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7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9872" calcext:value-type="float">
            <text:p>50.0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7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0728" calcext:value-type="float">
            <text:p>50.0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7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0728" calcext:value-type="float">
            <text:p>50.0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7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0728" calcext:value-type="float">
            <text:p>50.0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7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0728" calcext:value-type="float">
            <text:p>50.0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7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0728" calcext:value-type="float">
            <text:p>50.0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7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1768" calcext:value-type="float">
            <text:p>50.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05488" calcext:value-type="float">
            <text:p>50.0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7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6344" calcext:value-type="float">
            <text:p>49.9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7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0248" calcext:value-type="float">
            <text:p>49.9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7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0248" calcext:value-type="float">
            <text:p>49.9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7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0248" calcext:value-type="float">
            <text:p>49.9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7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0248" calcext:value-type="float">
            <text:p>49.9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7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0248" calcext:value-type="float">
            <text:p>49.9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7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0248" calcext:value-type="float">
            <text:p>49.9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7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4152" calcext:value-type="float">
            <text:p>49.9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7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75008" calcext:value-type="float">
            <text:p>49.9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7576" calcext:value-type="float">
            <text:p>49.9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7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7576" calcext:value-type="float">
            <text:p>49.9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7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7576" calcext:value-type="float">
            <text:p>49.9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7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7576" calcext:value-type="float">
            <text:p>49.9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7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7576" calcext:value-type="float">
            <text:p>49.9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7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7576" calcext:value-type="float">
            <text:p>49.9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7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148" calcext:value-type="float">
            <text:p>49.9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7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35384" calcext:value-type="float">
            <text:p>49.9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7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3192" calcext:value-type="float">
            <text:p>49.9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7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3192" calcext:value-type="float">
            <text:p>49.9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7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3192" calcext:value-type="float">
            <text:p>49.9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7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3192" calcext:value-type="float">
            <text:p>49.9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7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3192" calcext:value-type="float">
            <text:p>49.9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7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4904" calcext:value-type="float">
            <text:p>49.9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7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6616" calcext:value-type="float">
            <text:p>49.8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7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6616" calcext:value-type="float">
            <text:p>49.8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6616" calcext:value-type="float">
            <text:p>49.8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7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052" calcext:value-type="float">
            <text:p>49.8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528" calcext:value-type="float">
            <text:p>49.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7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9184" calcext:value-type="float">
            <text:p>49.8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7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9184" calcext:value-type="float">
            <text:p>49.8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7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0896" calcext:value-type="float">
            <text:p>49.8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7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6512" calcext:value-type="float">
            <text:p>49.8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7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95176" calcext:value-type="float">
            <text:p>49.7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7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20856" calcext:value-type="float">
            <text:p>49.5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7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952" calcext:value-type="float">
            <text:p>49.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7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952" calcext:value-type="float">
            <text:p>49.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7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952" calcext:value-type="float">
            <text:p>49.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7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952" calcext:value-type="float">
            <text:p>49.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7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952" calcext:value-type="float">
            <text:p>49.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7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87328" calcext:value-type="float">
            <text:p>49.4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7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87328" calcext:value-type="float">
            <text:p>49.4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7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87328" calcext:value-type="float">
            <text:p>49.4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7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87328" calcext:value-type="float">
            <text:p>49.4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7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8428" calcext:value-type="float">
            <text:p>49.4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7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81232" calcext:value-type="float">
            <text:p>49.4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7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75136" calcext:value-type="float">
            <text:p>49.4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7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72088" calcext:value-type="float">
            <text:p>49.4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7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5992" calcext:value-type="float">
            <text:p>49.4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7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5992" calcext:value-type="float">
            <text:p>49.4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7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2944" calcext:value-type="float">
            <text:p>49.4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7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2944" calcext:value-type="float">
            <text:p>49.4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7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2944" calcext:value-type="float">
            <text:p>49.4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7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2944" calcext:value-type="float">
            <text:p>49.4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7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2944" calcext:value-type="float">
            <text:p>49.4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7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4712" calcext:value-type="float">
            <text:p>49.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6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54256" calcext:value-type="float">
            <text:p>50.0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6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564" calcext:value-type="float">
            <text:p>48.9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6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804" calcext:value-type="float">
            <text:p>49.0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6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05744" calcext:value-type="float">
            <text:p>49.0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6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9648" calcext:value-type="float">
            <text:p>48.9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6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0504" calcext:value-type="float">
            <text:p>48.9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6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87456" calcext:value-type="float">
            <text:p>48.9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6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84408" calcext:value-type="float">
            <text:p>48.9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6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78312" calcext:value-type="float">
            <text:p>48.9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6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468" calcext:value-type="float">
            <text:p>48.8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6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60024" calcext:value-type="float">
            <text:p>48.9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6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53928" calcext:value-type="float">
            <text:p>48.9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6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41736" calcext:value-type="float">
            <text:p>48.9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6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8688" calcext:value-type="float">
            <text:p>48.9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6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3448" calcext:value-type="float">
            <text:p>48.9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6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4304" calcext:value-type="float">
            <text:p>48.9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6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2112" calcext:value-type="float">
            <text:p>48.9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6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9064" calcext:value-type="float">
            <text:p>48.8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6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6016" calcext:value-type="float">
            <text:p>48.8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6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2968" calcext:value-type="float">
            <text:p>48.8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6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1632" calcext:value-type="float">
            <text:p>48.8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6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2488" calcext:value-type="float">
            <text:p>48.8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6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944" calcext:value-type="float">
            <text:p>48.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6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6392" calcext:value-type="float">
            <text:p>48.8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6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3344" calcext:value-type="float">
            <text:p>48.8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6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7248" calcext:value-type="float">
            <text:p>48.8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6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42" calcext:value-type="float">
            <text:p>48.8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6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6768" calcext:value-type="float">
            <text:p>48.8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6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5432" calcext:value-type="float">
            <text:p>48.7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6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9336" calcext:value-type="float">
            <text:p>48.7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6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6288" calcext:value-type="float">
            <text:p>48.7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6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324" calcext:value-type="float">
            <text:p>48.7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6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0192" calcext:value-type="float">
            <text:p>48.7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6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74096" calcext:value-type="float">
            <text:p>48.7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6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8" calcext:value-type="float">
            <text:p>48.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6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4952" calcext:value-type="float">
            <text:p>48.7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6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1904" calcext:value-type="float">
            <text:p>48.7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6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5808" calcext:value-type="float">
            <text:p>48.7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6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7656" calcext:value-type="float">
            <text:p>48.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6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87584" calcext:value-type="float">
            <text:p>48.4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6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6728" calcext:value-type="float">
            <text:p>48.4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6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9776" calcext:value-type="float">
            <text:p>48.4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6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9776" calcext:value-type="float">
            <text:p>48.4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6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6728" calcext:value-type="float">
            <text:p>48.4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6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6728" calcext:value-type="float">
            <text:p>48.4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6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21112" calcext:value-type="float">
            <text:p>48.5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6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21112" calcext:value-type="float">
            <text:p>48.5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21112" calcext:value-type="float">
            <text:p>48.5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15016" calcext:value-type="float">
            <text:p>48.5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15016" calcext:value-type="float">
            <text:p>48.5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11968" calcext:value-type="float">
            <text:p>48.5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05872" calcext:value-type="float">
            <text:p>48.5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02824" calcext:value-type="float">
            <text:p>48.5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02824" calcext:value-type="float">
            <text:p>48.5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9776" calcext:value-type="float">
            <text:p>48.4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6728" calcext:value-type="float">
            <text:p>48.4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0632" calcext:value-type="float">
            <text:p>48.4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7844" calcext:value-type="float">
            <text:p>48.4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75392" calcext:value-type="float">
            <text:p>48.4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9296" calcext:value-type="float">
            <text:p>48.4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6248" calcext:value-type="float">
            <text:p>48.4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32" calcext:value-type="float">
            <text:p>48.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57104" calcext:value-type="float">
            <text:p>48.4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20528" calcext:value-type="float">
            <text:p>48.4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5768" calcext:value-type="float">
            <text:p>48.4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8816" calcext:value-type="float">
            <text:p>48.4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5768" calcext:value-type="float">
            <text:p>48.4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272" calcext:value-type="float">
            <text:p>48.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272" calcext:value-type="float">
            <text:p>48.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29672" calcext:value-type="float">
            <text:p>48.4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26624" calcext:value-type="float">
            <text:p>48.4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1748" calcext:value-type="float">
            <text:p>48.4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05288" calcext:value-type="float">
            <text:p>48.4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5768" calcext:value-type="float">
            <text:p>48.4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272" calcext:value-type="float">
            <text:p>48.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272" calcext:value-type="float">
            <text:p>48.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29672" calcext:value-type="float">
            <text:p>48.4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20528" calcext:value-type="float">
            <text:p>48.4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14432" calcext:value-type="float">
            <text:p>48.4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11384" calcext:value-type="float">
            <text:p>48.4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0224" calcext:value-type="float">
            <text:p>48.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87" calcext:value-type="float">
            <text:p>48.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83952" calcext:value-type="float">
            <text:p>48.3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80904" calcext:value-type="float">
            <text:p>48.3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7856" calcext:value-type="float">
            <text:p>48.3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62616" calcext:value-type="float">
            <text:p>48.3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9568" calcext:value-type="float">
            <text:p>48.3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4328" calcext:value-type="float">
            <text:p>48.3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98608" calcext:value-type="float">
            <text:p>48.2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9464" calcext:value-type="float">
            <text:p>48.2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77272" calcext:value-type="float">
            <text:p>48.2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07752" calcext:value-type="float">
            <text:p>48.3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07752" calcext:value-type="float">
            <text:p>48.3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04704" calcext:value-type="float">
            <text:p>48.3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35184" calcext:value-type="float">
            <text:p>48.3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35184" calcext:value-type="float">
            <text:p>48.3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6896" calcext:value-type="float">
            <text:p>48.3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29088" calcext:value-type="float">
            <text:p>48.3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22992" calcext:value-type="float">
            <text:p>48.3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07752" calcext:value-type="float">
            <text:p>48.3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04704" calcext:value-type="float">
            <text:p>48.3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01656" calcext:value-type="float">
            <text:p>48.3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01656" calcext:value-type="float">
            <text:p>48.3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01656" calcext:value-type="float">
            <text:p>48.3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07752" calcext:value-type="float">
            <text:p>48.3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3848" calcext:value-type="float">
            <text:p>48.3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3848" calcext:value-type="float">
            <text:p>48.3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3848" calcext:value-type="float">
            <text:p>48.3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3848" calcext:value-type="float">
            <text:p>48.3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07752" calcext:value-type="float">
            <text:p>48.3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032" calcext:value-type="float">
            <text:p>48.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6508" calcext:value-type="float">
            <text:p>48.2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6508" calcext:value-type="float">
            <text:p>48.2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6508" calcext:value-type="float">
            <text:p>48.2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6508" calcext:value-type="float">
            <text:p>48.2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55936" calcext:value-type="float">
            <text:p>48.2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55936" calcext:value-type="float">
            <text:p>48.2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55936" calcext:value-type="float">
            <text:p>48.2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55936" calcext:value-type="float">
            <text:p>48.2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7648" calcext:value-type="float">
            <text:p>48.2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07168" calcext:value-type="float">
            <text:p>48.2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6312" calcext:value-type="float">
            <text:p>48.2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0696" calcext:value-type="float">
            <text:p>48.2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0696" calcext:value-type="float">
            <text:p>48.2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0696" calcext:value-type="float">
            <text:p>48.2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0696" calcext:value-type="float">
            <text:p>48.2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0696" calcext:value-type="float">
            <text:p>48.2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0696" calcext:value-type="float">
            <text:p>48.2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46" calcext:value-type="float">
            <text:p>48.2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3744" calcext:value-type="float">
            <text:p>48.2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9944" calcext:value-type="float">
            <text:p>48.3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9944" calcext:value-type="float">
            <text:p>48.3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3848" calcext:value-type="float">
            <text:p>48.3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3848" calcext:value-type="float">
            <text:p>48.3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3848" calcext:value-type="float">
            <text:p>48.3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3848" calcext:value-type="float">
            <text:p>48.3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3848" calcext:value-type="float">
            <text:p>48.3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3848" calcext:value-type="float">
            <text:p>48.3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07752" calcext:value-type="float">
            <text:p>48.3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01656" calcext:value-type="float">
            <text:p>48.3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01656" calcext:value-type="float">
            <text:p>48.3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01656" calcext:value-type="float">
            <text:p>48.3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01656" calcext:value-type="float">
            <text:p>48.3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92512" calcext:value-type="float">
            <text:p>48.2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71176" calcext:value-type="float">
            <text:p>48.2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55936" calcext:value-type="float">
            <text:p>48.2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7648" calcext:value-type="float">
            <text:p>48.2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7648" calcext:value-type="float">
            <text:p>48.2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7648" calcext:value-type="float">
            <text:p>48.2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46" calcext:value-type="float">
            <text:p>48.2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936" calcext:value-type="float">
            <text:p>48.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6312" calcext:value-type="float">
            <text:p>48.2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6312" calcext:value-type="float">
            <text:p>48.2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6312" calcext:value-type="float">
            <text:p>48.2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6312" calcext:value-type="float">
            <text:p>48.2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3264" calcext:value-type="float">
            <text:p>48.2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0412" calcext:value-type="float">
            <text:p>48.2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936" calcext:value-type="float">
            <text:p>48.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936" calcext:value-type="float">
            <text:p>48.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98024" calcext:value-type="float">
            <text:p>48.1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98024" calcext:value-type="float">
            <text:p>48.1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2784" calcext:value-type="float">
            <text:p>48.1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79736" calcext:value-type="float">
            <text:p>48.1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79736" calcext:value-type="float">
            <text:p>48.1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79736" calcext:value-type="float">
            <text:p>48.1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79736" calcext:value-type="float">
            <text:p>48.1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79736" calcext:value-type="float">
            <text:p>48.1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79736" calcext:value-type="float">
            <text:p>48.1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888" calcext:value-type="float">
            <text:p>48.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984" calcext:value-type="float">
            <text:p>48.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984" calcext:value-type="float">
            <text:p>48.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984" calcext:value-type="float">
            <text:p>48.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984" calcext:value-type="float">
            <text:p>48.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6792" calcext:value-type="float">
            <text:p>48.2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3744" calcext:value-type="float">
            <text:p>48.2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22408" calcext:value-type="float">
            <text:p>48.2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3264" calcext:value-type="float">
            <text:p>48.2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0216" calcext:value-type="float">
            <text:p>48.2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07168" calcext:value-type="float">
            <text:p>48.2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07168" calcext:value-type="float">
            <text:p>48.2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07168" calcext:value-type="float">
            <text:p>48.2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07168" calcext:value-type="float">
            <text:p>48.2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07168" calcext:value-type="float">
            <text:p>48.2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01072" calcext:value-type="float">
            <text:p>48.2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94976" calcext:value-type="float">
            <text:p>48.1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888" calcext:value-type="float">
            <text:p>48.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888" calcext:value-type="float">
            <text:p>48.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888" calcext:value-type="float">
            <text:p>48.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888" calcext:value-type="float">
            <text:p>48.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888" calcext:value-type="float">
            <text:p>48.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888" calcext:value-type="float">
            <text:p>48.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888" calcext:value-type="float">
            <text:p>48.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888" calcext:value-type="float">
            <text:p>48.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888" calcext:value-type="float">
            <text:p>48.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888" calcext:value-type="float">
            <text:p>48.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888" calcext:value-type="float">
            <text:p>48.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888" calcext:value-type="float">
            <text:p>48.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888" calcext:value-type="float">
            <text:p>48.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888" calcext:value-type="float">
            <text:p>48.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888" calcext:value-type="float">
            <text:p>48.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5832" calcext:value-type="float">
            <text:p>48.1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76688" calcext:value-type="float">
            <text:p>48.1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64496" calcext:value-type="float">
            <text:p>48.1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61448" calcext:value-type="float">
            <text:p>48.1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61448" calcext:value-type="float">
            <text:p>48.1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84" calcext:value-type="float">
            <text:p>48.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2304" calcext:value-type="float">
            <text:p>48.1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4316" calcext:value-type="float">
            <text:p>48.1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40112" calcext:value-type="float">
            <text:p>48.1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40112" calcext:value-type="float">
            <text:p>48.1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40112" calcext:value-type="float">
            <text:p>48.1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40112" calcext:value-type="float">
            <text:p>48.1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40112" calcext:value-type="float">
            <text:p>48.1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40112" calcext:value-type="float">
            <text:p>48.1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40112" calcext:value-type="float">
            <text:p>48.1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40112" calcext:value-type="float">
            <text:p>48.1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34016" calcext:value-type="float">
            <text:p>48.1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34016" calcext:value-type="float">
            <text:p>48.1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46208" calcext:value-type="float">
            <text:p>48.1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18776" calcext:value-type="float">
            <text:p>48.1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15728" calcext:value-type="float">
            <text:p>48.1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1268" calcext:value-type="float">
            <text:p>48.1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09632" calcext:value-type="float">
            <text:p>48.1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24872" calcext:value-type="float">
            <text:p>48.1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09632" calcext:value-type="float">
            <text:p>48.1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09632" calcext:value-type="float">
            <text:p>48.1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09632" calcext:value-type="float">
            <text:p>48.1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09632" calcext:value-type="float">
            <text:p>48.1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744" calcext:value-type="float">
            <text:p>48.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70008" calcext:value-type="float">
            <text:p>48.0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70008" calcext:value-type="float">
            <text:p>48.0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73056" calcext:value-type="float">
            <text:p>48.0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73056" calcext:value-type="float">
            <text:p>48.0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822" calcext:value-type="float">
            <text:p>48.0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3912" calcext:value-type="float">
            <text:p>48.0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5172" calcext:value-type="float">
            <text:p>48.0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48672" calcext:value-type="float">
            <text:p>48.0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48672" calcext:value-type="float">
            <text:p>48.0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54768" calcext:value-type="float">
            <text:p>48.0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48672" calcext:value-type="float">
            <text:p>48.0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48672" calcext:value-type="float">
            <text:p>48.0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5172" calcext:value-type="float">
            <text:p>48.0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5172" calcext:value-type="float">
            <text:p>48.0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57816" calcext:value-type="float">
            <text:p>48.0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54768" calcext:value-type="float">
            <text:p>48.0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45624" calcext:value-type="float">
            <text:p>48.0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45624" calcext:value-type="float">
            <text:p>48.0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42576" calcext:value-type="float">
            <text:p>48.0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2</text:p>
          </table:table-cell>
          <table:table-cell office:value-type="string" calcext:value-type="string">
            <text:p>56H 26 SOW 177B</text:p>
          </table:table-cell>
          <table:table-cell office:value-type="string" calcext:value-type="string">
            <text:p>1985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7296" calcext:value-type="float">
            <text:p>47.7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3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506" meta:object-count="0"/>
    <meta:user-defined meta:name="AppVersion">3.0</meta:user-defined>
  </office:meta>
</office:document-meta>
</file>